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20000046A0DD9FE608C5127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99cm" style:rel-column-width="7670*"/>
    </style:style>
    <style:style style:name="Tabela2.B" style:family="table-column">
      <style:table-column-properties style:column-width="1.418cm" style:rel-column-width="5466*"/>
    </style:style>
    <style:style style:name="Tabela2.C" style:family="table-column">
      <style:table-column-properties style:column-width="9.777cm" style:rel-column-width="37690*"/>
    </style:style>
    <style:style style:name="Tabela2.D" style:family="table-column">
      <style:table-column-properties style:column-width="3.815cm" style:rel-column-width="14709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2ca7b7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officeooo:rsid="0032f0b2" officeooo:paragraph-rsid="0032f0b2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205f57" officeooo:paragraph-rsid="001f6f25"/>
    </style:style>
    <style:style style:name="P8" style:family="paragraph" style:parent-style-name="Standard">
      <style:text-properties officeooo:rsid="001f350c" officeooo:paragraph-rsid="001f6f25"/>
    </style:style>
    <style:style style:name="P9" style:family="paragraph" style:parent-style-name="Standard">
      <style:text-properties officeooo:rsid="001f23fc" officeooo:paragraph-rsid="001f6f25"/>
    </style:style>
    <style:style style:name="P10" style:family="paragraph" style:parent-style-name="Table_20_Contents">
      <style:text-properties officeooo:rsid="002e952b" officeooo:paragraph-rsid="002e952b"/>
    </style:style>
    <style:style style:name="P11" style:family="paragraph" style:parent-style-name="Text_20_body">
      <style:text-properties officeooo:rsid="001f6f25" officeooo:paragraph-rsid="001f6f25"/>
    </style:style>
    <style:style style:name="P12" style:family="paragraph" style:parent-style-name="Text_20_body">
      <style:text-properties officeooo:paragraph-rsid="001f6f25"/>
    </style:style>
    <style:style style:name="P13" style:family="paragraph" style:parent-style-name="Text_20_body">
      <style:text-properties officeooo:paragraph-rsid="0029b6a4"/>
    </style:style>
    <style:style style:name="P14" style:family="paragraph" style:parent-style-name="Text_20_body">
      <style:text-properties officeooo:paragraph-rsid="002cb92c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2cb92c" officeooo:paragraph-rsid="002cb92c"/>
    </style:style>
    <style:style style:name="P19" style:family="paragraph" style:parent-style-name="Heading_20_1">
      <style:paragraph-properties fo:break-before="page"/>
      <style:text-properties officeooo:rsid="00349e6c" officeooo:paragraph-rsid="00349e6c"/>
    </style:style>
    <style:style style:name="P20" style:family="paragraph" style:parent-style-name="Heading_20_1">
      <style:text-properties officeooo:rsid="0029b6a4"/>
    </style:style>
    <style:style style:name="P21" style:family="paragraph" style:parent-style-name="Heading_20_2">
      <style:text-properties officeooo:rsid="0034f2d3" officeooo:paragraph-rsid="0034f2d3"/>
    </style:style>
    <style:style style:name="P22" style:family="paragraph" style:parent-style-name="Heading_20_2">
      <style:text-properties officeooo:rsid="0029b6a4" officeooo:paragraph-rsid="0029b6a4"/>
    </style:style>
    <style:style style:name="P23" style:family="paragraph" style:parent-style-name="Heading_20_2">
      <style:text-properties officeooo:rsid="0029f728" officeooo:paragraph-rsid="0029f728"/>
    </style:style>
    <style:style style:name="P24" style:family="paragraph" style:parent-style-name="Table_20_Contents">
      <style:text-properties officeooo:rsid="00387ff1" officeooo:paragraph-rsid="002e952b"/>
    </style:style>
    <style:style style:name="P25" style:family="paragraph" style:parent-style-name="Text_20_body">
      <style:text-properties officeooo:rsid="00210379" officeooo:paragraph-rsid="001f6f25"/>
    </style:style>
    <style:style style:name="P26" style:family="paragraph" style:parent-style-name="Text_20_body">
      <style:text-properties officeooo:rsid="0024b836" officeooo:paragraph-rsid="001f6f25"/>
    </style:style>
    <style:style style:name="P27" style:family="paragraph" style:parent-style-name="Text_20_body" style:list-style-name="L1">
      <style:text-properties officeooo:rsid="0029f728" officeooo:paragraph-rsid="0029f728"/>
    </style:style>
    <style:style style:name="T1" style:family="text">
      <style:text-properties officeooo:rsid="001f350c"/>
    </style:style>
    <style:style style:name="T2" style:family="text">
      <style:text-properties officeooo:rsid="00210379"/>
    </style:style>
    <style:style style:name="T3" style:family="text">
      <style:text-properties officeooo:rsid="0024b836"/>
    </style:style>
    <style:style style:name="T4" style:family="text">
      <style:text-properties officeooo:rsid="0029b6a4"/>
    </style:style>
    <style:style style:name="T5" style:family="text">
      <style:text-properties officeooo:rsid="00369f7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bookmark-start text:name="__RefHeading___Toc2228_2359411691"/>Histórico de Revisões<text:bookmark-end text:name="__RefHeading___Toc2228_2359411691"/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1946336963648">
          <table:table-cell table:style-name="Tabela2.A1" office:value-type="string">
            <text:p text:style-name="Header">Data</text:p>
          </table:table-cell>
          <table:table-cell table:style-name="Tabela2.A1" office:value-type="string">
            <text:p text:style-name="Header">Versão</text:p>
          </table:table-cell>
          <table:table-cell table:style-name="Tabela2.A1" office:value-type="string">
            <text:p text:style-name="Header">Descrição</text:p>
          </table:table-cell>
          <table:table-cell table:style-name="Tabela2.D1" office:value-type="string">
            <text:p text:style-name="Header">Autor</text:p>
          </table:table-cell>
        </table:table-row>
        <table:table-row table:style-name="TableLine1946336957936">
          <table:table-cell table:style-name="Tabela2.A2" office:value-type="string">
            <text:p text:style-name="Table_20_Contents"><text:date style:data-style-name="N36" text:date-value="2022-02-08T17:44:42.120000128" text:fixed="true">08/02/2022</text:date></text:p>
          </table:table-cell>
          <table:table-cell table:style-name="Tabela2.A2" office:value-type="string">
            <text:p text:style-name="P10">1.0</text:p>
          </table:table-cell>
          <table:table-cell table:style-name="Tabela2.A2" office:value-type="string">
            <text:p text:style-name="P24">Criação do documento</text:p>
          </table:table-cell>
          <table:table-cell table:style-name="Tabela2.D2" office:value-type="string">
            <text:p text:style-name="P10">Ricardo Gonçalves</text:p>
          </table:table-cell>
        </table:table-row>
      </table:table>
      <text:p text:style-name="P14"/>
      <text:table-of-content text:style-name="Sect1" text:protected="true" text:name="Sumário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6">Tabela de Conteúdo</text:p>
          </text:index-title>
          <text:p text:style-name="P4"><text:a xlink:type="simple" xlink:href="#__RefHeading___Toc2228_2359411691" text:style-name="Index_20_Link" text:visited-style-name="Index_20_Link">Histórico de Revisões<text:tab/>1</text:a></text:p>
          <text:p text:style-name="P4"><text:a xlink:type="simple" xlink:href="#__RefHeading___Toc2293_2359411691" text:style-name="Index_20_Link" text:visited-style-name="Index_20_Link">Introdução<text:tab/>3</text:a></text:p>
          <text:p text:style-name="P5"><text:a xlink:type="simple" xlink:href="#__RefHeading___Toc2230_2359411691" text:style-name="Index_20_Link" text:visited-style-name="Index_20_Link">Objetivo<text:tab/>3</text:a></text:p>
          <text:p text:style-name="P5"><text:a xlink:type="simple" xlink:href="#__RefHeading___Toc2232_2359411691" text:style-name="Index_20_Link" text:visited-style-name="Index_20_Link">Escopo<text:tab/>3</text:a></text:p>
          <text:p text:style-name="P4"><text:a xlink:type="simple" xlink:href="#__RefHeading___Toc2234_2359411691" text:style-name="Index_20_Link" text:visited-style-name="Index_20_Link">Requisitos<text:tab/>3</text:a></text:p>
          <text:p text:style-name="P5"><text:a xlink:type="simple" xlink:href="#__RefHeading___Toc2236_2359411691" text:style-name="Index_20_Link" text:visited-style-name="Index_20_Link">Sistema Alvo<text:tab/>3</text:a></text:p>
          <text:p text:style-name="P5"><text:a xlink:type="simple" xlink:href="#__RefHeading___Toc2238_2359411691" text:style-name="Index_20_Link" text:visited-style-name="Index_20_Link">Fluxo de Operação<text:tab/>3</text:a></text:p>
        </text:index-body>
      </text:table-of-content>
      <text:p text:style-name="P14"/>
      <text:h text:style-name="P19" text:outline-level="1"><text:bookmark-start text:name="__RefHeading___Toc2293_2359411691"/>Introdução<text:bookmark-end text:name="__RefHeading___Toc2293_2359411691"/></text:h>
      <text:h text:style-name="Heading_20_2" text:outline-level="2"><text:bookmark-start text:name="__RefHeading___Toc2230_2359411691"/>Objetivo<text:bookmark-end text:name="__RefHeading___Toc2230_2359411691"/></text:h>
      <text:p text:style-name="P11"><text:tab/>Aplicativo para gerenciamento de coleta de amostras de fluídos arrefecedores de equipamentos elétricos.</text:p>
      <text:h text:style-name="P21" text:outline-level="2"><text:bookmark-start text:name="__RefHeading___Toc2232_2359411691"/>Escopo<text:bookmark-end text:name="__RefHeading___Toc2232_2359411691"/></text:h>
      <text:p text:style-name="P25"><text:tab/>O amostrador (pessoa responsável pela extração da amostra do equipamento elétrico) utilizará o aplicativo para localizar, conferir e atualizar os dados do equipamento.</text:p>
      <text:p text:style-name="P12"><text:span text:style-name="T2"><text:tab/>Com o equipamento selecionado após a etapa de conferência dos dados, o amostrar utilizará o aplicativo para vincular a amostra </text:span><text:span text:style-name="T5">extraída</text:span><text:span text:style-name="T2"> ao equipamento. O processo de vinculação ocorrerá por meio da leitura do código de barras ou QR Code impresso na etiqueta fixada no recipiente do fluído recém-extraído.</text:span></text:p>
      <text:p text:style-name="P26"><text:tab/>O registro de vinculação do equipamento com a amostra extraída deverá ser concluído somente quando o amostrador vincular uma foto da placa de identificação do equipamento, uma foto do equipamento e uma foto da amostra junto com o equipamento correspondente a amostra.</text:p>
      <text:h text:style-name="P20" text:outline-level="1"><text:bookmark-start text:name="__RefHeading___Toc2234_2359411691"/>Requisitos<text:bookmark-end text:name="__RefHeading___Toc2234_2359411691"/></text:h>
      <text:h text:style-name="P22" text:outline-level="2"><text:bookmark-start text:name="__RefHeading___Toc2236_2359411691"/>Sistema Alvo<text:bookmark-end text:name="__RefHeading___Toc2236_2359411691"/></text:h>
      <text:p text:style-name="P13"><text:tab/><text:span text:style-name="T4">O aplicativo deve ser desenvolvido para rodar em dispositivos móveis que rodam o sistema operacional Android.</text:span></text:p>
      <text:h text:style-name="P23" text:outline-level="2"><text:bookmark-start text:name="__RefHeading___Toc2238_2359411691"/>Fluxo de Operação<text:bookmark-end text:name="__RefHeading___Toc2238_2359411691"/></text:h>
      <text:list xml:id="list1044657315" text:style-name="L1">
        <text:list-item>
          <text:p text:style-name="P27">Operador pesquisa o equipamento desejado por número de série ou tag;</text:p>
        </text:list-item>
        <text:list-item>
          <text:p text:style-name="P27">O sistema exibe os dados do equipamento localizado.</text:p>
        </text:list-item>
      </text:list>
      <text:p text:style-name="P8"/>
      <text:p text:style-name="P8">Número Série – obrigatório</text:p>
      <text:p text:style-name="P9">Potência primária – obrigatória</text:p>
      <text:p text:style-name="P9">Potência secundária – opcional</text:p>
      <text:p text:style-name="P9">Fases – opcional</text:p>
      <text:p text:style-name="P9">Lote – opcional</text:p>
      <text:p text:style-name="P9">Impedância primária – obrigatória</text:p>
      <text:p text:style-name="P9"><text:soft-page-break/>Impedância secundária – opcional</text:p>
      <text:p text:style-name="P9">Tensão primária – obrigatória</text:p>
      <text:p text:style-name="P9">Unidade <text:span text:style-name="T1">tensão </text:span>– obrigatória (seleção MVA, kVA, V)</text:p>
      <text:p text:style-name="P9">Ano Fabricação – opcional</text:p>
      <text:p text:style-name="P9">Volume – opcional</text:p>
      <text:p text:style-name="P8">Tipo de equipamento – obrigatório (seleção base de dados)</text:p>
      <text:p text:style-name="P8">Família – opcional</text:p>
      <text:p text:style-name="P8">Fabricante – obrigatório</text:p>
      <text:p text:style-name="P8">Isolante – obrigatório </text:p>
      <text:p text:style-name="P8">Status – obrigatório (1.Operação / 2.Reserva)</text:p>
      <text:p text:style-name="P8">Tag – opcional</text:p>
      <text:p text:style-name="P8">Local – obrigatório</text:p>
      <text:p text:style-name="P8">Latitude – obrigatório</text:p>
      <text:p text:style-name="P8">Longitude – obrigatório</text:p>
      <text:p text:style-name="P7">Foto do Equipamento</text:p>
      <text:p text:style-name="P7">Foto da Plac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weight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cm" fo:break-before="page" table:align="margins"/>
    </style:style>
    <style:style style:name="Tabela3.A" style:family="table-column">
      <style:table-column-properties style:column-width="2.096cm" style:rel-column-width="8077*"/>
    </style:style>
    <style:style style:name="Tabela3.B" style:family="table-column">
      <style:table-column-properties style:column-width="10.71cm" style:rel-column-width="41287*"/>
    </style:style>
    <style:style style:name="Tabela3.C" style:family="table-column">
      <style:table-column-properties style:column-width="4.195cm" style:rel-column-width="16171*"/>
    </style:style>
    <style:style style:name="Tabela3.A1" style:family="table-cell">
      <style:table-cell-properties style:vertical-align="middle" fo:padding="0.097cm" fo:border-left="0.5pt solid #808080" fo:border-right="none" fo:border-top="0.5pt solid #808080" fo:border-bottom="0.5pt solid #808080"/>
    </style:style>
    <style:style style:name="Tabela3.C1" style:family="table-cell">
      <style:table-cell-properties style:vertical-align="middle" fo:padding="0.097cm" fo:border="0.5pt solid #808080"/>
    </style:style>
    <style:style style:name="Tabe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3.C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2ca7b7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end" style:justify-single-word="false"/>
      <style:text-properties officeooo:rsid="0032f0b2" officeooo:paragraph-rsid="0032f0b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leLine1946336961744">
            <table:table-cell table:style-name="Tabela3.A1" table:number-rows-spanned="3" office:value-type="string">
              <text:p text:style-name="MP1"><draw:frame draw:style-name="Mfr1" draw:name="Figura2" text:anchor-type="as-char" svg:width="1.833cm" svg:height="1.558cm" draw:z-index="3"><draw:image xlink:href="Pictures/10000001000005320000046A0DD9FE608C5127CC.png" xlink:type="simple" xlink:show="embed" xlink:actuate="onLoad" draw:mime-type="image/png"/></draw:frame></text:p>
            </table:table-cell>
            <table:table-cell table:style-name="Tabela3.A1" office:value-type="string">
              <text:p text:style-name="MP1">Conceitho Tecnologia</text:p>
            </table:table-cell>
            <table:table-cell table:style-name="Tabela3.C1" office:value-type="string">
              <text:p text:style-name="MP2">Versão 1.0</text:p>
            </table:table-cell>
          </table:table-row>
          <table:table-row table:style-name="TableLine1946336964192">
            <table:covered-table-cell table:style-name="Tabela3.A2"/>
            <table:table-cell table:style-name="Tabela3.A2" office:value-type="string">
              <text:p text:style-name="MP1">Especificação de Requisitos de Software</text:p>
            </table:table-cell>
            <table:table-cell table:style-name="Tabela3.C2" office:value-type="string">
              <text:p text:style-name="MP2">Data: <text:creation-date style:data-style-name="N75">8 de fev de 2022</text:creation-date></text:p>
            </table:table-cell>
          </table:table-row>
          <table:table-row table:style-name="TableLine1946336957664">
            <table:covered-table-cell table:style-name="Tabela3.A2"/>
            <table:table-cell table:style-name="Tabela3.C2" table:number-columns-spanned="2" office:value-type="string">
              <text:p text:style-name="MP1">Gerenciador de Coleta de Amostras</text:p>
            </table:table-cell>
            <table:covered-table-cell/>
          </table:table-row>
        </table:table>
        <text:p text:style-name="Standard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leLine1946336963104">
            <table:table-cell table:style-name="Tabela4.A1" office:value-type="string">
              <text:p text:style-name="Table_20_Contents"/>
            </table:table-cell>
            <table:table-cell table:style-name="Tabela4.A1" office:value-type="string">
              <text:p text:style-name="MP3">Página: <text:page-number text:select-page="current">4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17:03:15.353000000</meta:creation-date>
    <dc:date>2022-02-09T15:31:02.752000000</dc:date>
    <meta:editing-duration>PT56M10S</meta:editing-duration>
    <meta:editing-cycles>22</meta:editing-cycles>
    <meta:generator>LibreOffice/7.2.5.2$Windows_X86_64 LibreOffice_project/499f9727c189e6ef3471021d6132d4c694f357e5</meta:generator>
    <meta:document-statistic meta:table-count="3" meta:image-count="1" meta:object-count="0" meta:page-count="4" meta:paragraph-count="59" meta:word-count="297" meta:character-count="2064" meta:non-whitespace-character-count="1801"/>
  </office:meta>
</office:document-meta>
</file>